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882c9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Footnote">
      <style:text-properties officeooo:paragraph-rsid="0fda15e0"/>
    </style:style>
    <style:style style:name="P71" style:family="paragraph" style:parent-style-name="Standard">
      <style:text-properties officeooo:paragraph-rsid="0fe106d1"/>
    </style:style>
    <style:style style:name="P72" style:family="paragraph" style:parent-style-name="Footnote">
      <style:text-properties officeooo:paragraph-rsid="102c1a0f"/>
    </style:style>
    <style:style style:name="P73" style:family="paragraph" style:parent-style-name="Footnote">
      <style:text-properties officeooo:paragraph-rsid="1020b286"/>
    </style:style>
    <style:style style:name="P74" style:family="paragraph" style:parent-style-name="Standard">
      <style:text-properties officeooo:paragraph-rsid="104d50c8"/>
    </style:style>
    <style:style style:name="P75" style:family="paragraph" style:parent-style-name="Standard">
      <style:text-properties officeooo:paragraph-rsid="105130c2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9" style:family="paragraph" style:parent-style-name="Standard">
      <style:text-properties officeooo:paragraph-rsid="10708155"/>
    </style:style>
    <style:style style:name="P80" style:family="paragraph" style:parent-style-name="Standard">
      <style:text-properties officeooo:paragraph-rsid="10719011"/>
    </style:style>
    <style:style style:name="P81" style:family="paragraph" style:parent-style-name="Standard">
      <style:text-properties officeooo:paragraph-rsid="10738c5f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85" style:family="paragraph" style:parent-style-name="Standard" style:list-style-name="L1">
      <style:paragraph-properties fo:break-before="page"/>
      <style:text-properties officeooo:paragraph-rsid="0b0ddd8e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" fo:font-size="12pt" style:font-size-asian="12pt" style:font-size-complex="12pt"/>
    </style:style>
    <style:style style:name="T17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use-window-font-color="true" loext:opacity="0%" style:font-name="Liberation Sans" officeooo:rsid="047da547"/>
    </style:style>
    <style:style style:name="T2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1" style:family="text">
      <style:text-properties style:use-window-font-color="true" loext:opacity="0%" style:font-name="Liberation Sans" fo:font-size="12pt" style:font-size-asian="12pt" style:font-size-complex="12pt"/>
    </style:style>
    <style:style style:name="T242" style:family="text">
      <style:text-properties style:use-window-font-color="true" loext:opacity="0%" style:font-name="Liberation Sans" officeooo:rsid="0efd8e5c"/>
    </style:style>
    <style:style style:name="T24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officeooo:rsid="04473353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officeooo:rsid="0aace3cd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officeooo:rsid="0f0ca65a"/>
    </style:style>
    <style:style style:name="T271" style:family="text">
      <style:text-properties officeooo:rsid="0f8f58bd"/>
    </style:style>
    <style:style style:name="T272" style:family="text">
      <style:text-properties officeooo:rsid="0f95a7a0"/>
    </style:style>
    <style:style style:name="T273" style:family="text">
      <style:text-properties style:text-underline-style="none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officeooo:rsid="105c8aaa"/>
    </style:style>
    <style:style style:name="T27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2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6"><text:user-field-get text:name="Distro">Rocky Linux</text:user-field-get></text:span></text:span><text:span text:style-name="Strong_20_Emphasis"><text:span text:style-name="T147"><text:s/></text:span></text:span><text:span text:style-name="Strong_20_Emphasis"><text:span text:style-name="T146"><text:user-field-get text:name="Version">8.10</text:user-field-get></text:span></text:span><text:span text:style-name="Strong_20_Emphasis"><text:span text:style-name="T144"><text:note text:id="ftn1" text:note-class="footnote"><text:note-citation>1</text:note-citation><text:note-body><text:p text:style-name="P72"><text:span text:style-name="T255">D</text:span><text:span text:style-name="T249">eze </text:span><text:span text:style-name="Strong_20_Emphasis"><text:span text:style-name="T258"><text:user-field-get text:name="Distro">Rocky Linux</text:user-field-get></text:span></text:span><text:span text:style-name="T251"><text:s/></text:span><text:span text:style-name="T259"><text:user-field-get text:name="Version">8.10</text:user-field-get></text:span><text:span text:style-name="T259"><text:s/></text:span><text:span text:style-name="T260">Server</text:span><text:span text:style-name="T249"> (codenaam </text:span><text:span text:style-name="T254">GreenObsidian</text:span><text:span text:style-name="T249">) van </text:span><text:span text:style-name="T257">mei</text:span><text:span text:style-name="T252"> </text:span><text:span text:style-name="Strong_20_Emphasis"><text:span text:style-name="T261"><text:user-field-get text:name="Releaseyear">2024</text:user-field-get></text:span></text:span><text:span text:style-name="T253"><text:s/></text:span><text:span text:style-name="T255">is een zogenaamde </text:span><text:span text:style-name="T249">LTS-</text:span><text:span text:style-name="T255">versie</text:span><text:span text:style-name="T249"> </text:span><text:span text:style-name="T255">(</text:span><text:span text:style-name="T249">staat voor Long-Term Support, </text:span><text:span text:style-name="T250">langetermijnondersteuning</text:span><text:span text:style-name="T255">)</text:span><text:span text:style-name="T250"> </text:span><text:span text:style-name="T256">en</text:span><text:span text:style-name="T253"> </text:span><text:span text:style-name="T249">wordt gedurende 5 jaar ondersteund tot </text:span><text:span text:style-name="T257">mei</text:span><text:span text:style-name="T249"> 202</text:span><text:span text:style-name="T254">9</text:span><text:span text:style-name="T249">.</text:span></text:p></text:note-body></text:note></text:span></text:span><text:span text:style-name="Strong_20_Emphasis"><text:span text:style-name="T145"><text:s/></text:span></text:span><text:span text:style-name="Strong_20_Emphasis"><text:span text:style-name="T148">Server</text:span></text:span><text:span text:style-name="Strong_20_Emphasis"><text:span text:style-name="T143">.</text:span></text:span></text:p>
      <text:p text:style-name="P17"/>
      <text:p text:style-name="P17">Dit is een invulbare PDF, afdrukken is niet noodzakelijk.</text:p>
      <text:p text:style-name="P18"/>
      <text:p text:style-name="P9"><text:span text:style-name="T18">Vul </text:span><text:span text:style-name="T17">achter</text:span><text:span text:style-name="T14"> de </text:span><text:span text:style-name="Definition"><text:span text:style-name="T270">ONDERSTREEPTE</text:span></text:span><text:span text:style-name="T1"> </text:span><text:span text:style-name="T15">woorden</text:span><text:span text:style-name="T14"> het</text:span><text:span text:style-name="Strong_20_Emphasis"><text:span text:style-name="T180"> </text:span></text:span><text:span text:style-name="Strong_20_Emphasis"><text:span text:style-name="T181">tekstvak</text:span></text:span><text:span text:style-name="T15"> </text:span><text:span text:style-name="T18">in,</text:span><text:span text:style-name="T15"> </text:span><text:span text:style-name="T208">zie </text:span><text:span text:style-name="T242">[</text:span><text:span text:style-name="T208">toelichting</text:span><text:span text:style-name="T242">]</text:span><text:span text:style-name="T15">:</text:span></text:p>
      <text:p text:style-name="P2"><text:span text:style-name="Definition"><text:span text:style-name="T22">GEBRUIKER</text:span></text:span><text:span text:style-name="T216"><text:tab/><text:tab/></text:span><text:span text:style-name="T241"> <text:tab/><text:tab/></text:span><text:span text:style-name="T217"><draw:control text:anchor-type="as-char" svg:y="-0.4cm" draw:z-index="9" draw:name="Gebruiker 2" draw:style-name="gr2" draw:text-style-name="P91" svg:width="6.4cm" svg:height="0.6cm" draw:control="control8"><svg:title>Gebruiker</svg:title><svg:desc>Volledige naam, bijv. Jan Stek</svg:desc></draw:control></text:span><text:span text:style-name="T217"><text:tab/> <text:s text:c="2"/></text:span><text:span text:style-name="T218">[</text:span><text:span text:style-name="T219">N</text:span><text:span text:style-name="T211">aam, bijv. </text:span><text:span text:style-name="T212">J</text:span><text:span text:style-name="T239">a</text:span><text:span text:style-name="T212">n </text:span><text:span text:style-name="T239">Jansen</text:span><text:span text:style-name="T240">]</text:span></text:p>
      <text:p text:style-name="P71"><text:span text:style-name="Definition"><text:span text:style-name="T210">g</text:span></text:span><text:span text:style-name="Definition">ebruikersnaam</text:span><text:span text:style-name="Definition"><text:span text:style-name="T273"><text:tab/></text:span></text:span><text:span text:style-name="T209"><draw:control text:anchor-type="as-char" svg:y="-0.4cm" draw:z-index="10" draw:name="Gberuikersnaam 3" draw:style-name="gr2" draw:text-style-name="P91" svg:width="6.4cm" svg:height="0.6cm" draw:control="control9"><svg:title>Gebruikersnaam</svg:title><svg:desc>Korte naam, bijv. jan</svg:desc></draw:control></text:span><text:span text:style-name="T209"><text:tab/> <text:s text:c="2"/></text:span><text:span text:style-name="T6">[</text:span><text:span text:style-name="T7">Gebruikers</text:span><text:span text:style-name="T5">naam, bijv. </text:span><text:span text:style-name="T154">j</text:span><text:span text:style-name="T155">a</text:span><text:span text:style-name="T154">n</text:span><text:span text:style-name="T156">]</text:span></text:p>
      <text:p text:style-name="P2"><text:span text:style-name="Definition">COMPUTERNAAM</text:span><text:span text:style-name="T221"><text:tab/><text:tab/></text:span><draw:control text:anchor-type="as-char" svg:y="-0.4cm" draw:z-index="11" draw:name="Computernaam 1" draw:style-name="gr2" draw:text-style-name="P91" svg:width="6.4cm" svg:height="0.6cm" draw:control="control10"><svg:title>Computernaam</svg:title><svg:desc>Unieke naam van de computer</svg:desc></draw:control><text:tab/> <text:s text:c="2"/><text:span text:style-name="T226">[</text:span><text:span text:style-name="T227">N</text:span><text:span text:style-name="T222">aam van de compute</text:span><text:span text:style-name="T223">r, </text:span><text:span text:style-name="T224">bijv. </text:span><text:span text:style-name="T225">pc02</text:span><text:span text:style-name="T226">]</text:span></text:p>
      <text:p text:style-name="P2"><text:span text:style-name="Definition"><text:span text:style-name="T229">GEBRUIKER</text:span></text:span><text:span text:style-name="Definition"><text:span text:style-name="T233"><text:tab/></text:span></text:span><text:span text:style-name="T228"><text:tab/></text:span><text:span text:style-name="T241"> <text:tab/><text:tab/></text:span><text:span text:style-name="T217"><draw:control text:anchor-type="as-char" svg:y="-0.4cm" draw:z-index="12" draw:name="Gebruiker 3" draw:style-name="gr2" draw:text-style-name="P91" svg:width="6.4cm" svg:height="0.6cm" draw:control="control11"><svg:title>Gebruiker</svg:title><svg:desc>Volledige naam, bijv. Jan Stek</svg:desc></draw:control></text:span><text:span text:style-name="T217"><text:tab/> <text:s text:c="2"/></text:span><text:span text:style-name="T218">[</text:span><text:span text:style-name="T220">N</text:span><text:span text:style-name="T211">aam </text:span><text:span text:style-name="T215">evt. 2</text:span><text:span text:style-name="T243">e</text:span><text:span text:style-name="T213"> gebruiker</text:span><text:span text:style-name="T214">]</text:span></text:p>
      <text:p text:style-name="P75"><text:span text:style-name="Definition"><text:span text:style-name="T229">GEBRUIKERSN</text:span></text:span><text:span text:style-name="Definition"><text:span text:style-name="T230">aa</text:span></text:span><text:span text:style-name="Definition"><text:span text:style-name="T229">M</text:span></text:span><text:span text:style-name="Definition"><text:span text:style-name="T233"><text:tab/></text:span></text:span><text:span text:style-name="T209"><draw:control text:anchor-type="as-char" svg:y="-0.4cm" draw:z-index="13" draw:name="Gberuikersnaam 4" draw:style-name="gr2" draw:text-style-name="P91" svg:width="6.4cm" svg:height="0.6cm" draw:control="control12"><svg:title>Gebruikersnaam</svg:title><svg:desc>Korte naam, bijv. jan</svg:desc></draw:control></text:span><text:span text:style-name="T209"><text:tab/> <text:s text:c="2"/></text:span><text:span text:style-name="T231">[</text:span><text:span text:style-name="T232">Gebruikers</text:span><text:span text:style-name="T231">naam</text:span><text:span text:style-name="T234"> </text:span><text:span text:style-name="T235">e</text:span><text:span text:style-name="T236">vt. 2</text:span><text:span text:style-name="T244">e</text:span><text:span text:style-name="T236"> </text:span><text:span text:style-name="T237">gebruiker</text:span><text:span text:style-name="T238">]</text:span></text:p>
      <text:p text:style-name="P1"><text:span text:style-name="T157">Vervang </text:span><text:span text:style-name="T164">de</text:span><text:span text:style-name="T157"> </text:span><text:span text:style-name="Definition"><text:span text:style-name="T23">ONDERSTREEPTE</text:span></text:span><text:span text:style-name="T157"> </text:span><text:span text:style-name="T158">woorden </text:span><text:span text:style-name="T157">in deze checklist door </text:span><text:span text:style-name="T164">d</text:span><text:span text:style-name="T165">i</text:span><text:span text:style-name="T164">e </text:span><text:span text:style-name="T163">in </text:span><text:span text:style-name="T165">het</text:span><text:span text:style-name="Strong_20_Emphasis"><text:span text:style-name="T47"> </text:span></text:span><text:span text:style-name="Strong_20_Emphasis"><text:span text:style-name="T54">tekstvak</text:span></text:span><text:span text:style-name="T157">.</text:span></text:p>
      <text:p text:style-name="P44"/>
      <text:p text:style-name="P44"/>
      <text:p text:style-name="P3"><text:span text:style-name="T168">Nog niet op Linux?</text:span><text:span text:style-name="T159"><text:tab/></text:span><text:span text:style-name="T166">G</text:span><text:span text:style-name="T160">ebruik </text:span><text:span text:style-name="Strong_20_Emphasis"><text:span text:style-name="T169">Checklist </text:span></text:span><text:span text:style-name="Strong_20_Emphasis"><text:span text:style-name="T170">overzetten</text:span></text:span><text:span text:style-name="T160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61"> onder </text:span><text:span text:style-name="T167">Linux</text:span><text:span text:style-name="T162">.</text:span></text:p>
      <text:p text:style-name="P42"><text:span text:style-name="T132">Nieuwe installatie?</text:span><text:span text:style-name="T129"><text:tab/></text:span><text:span text:style-name="T131">B</text:span><text:span text:style-name="T129">egin bij hoofdstuk </text:span><text:span text:style-name="T132"><text:bookmark-ref text:reference-format="page" text:ref-name="__RefNumPara__4009_1271708128">2</text:bookmark-ref></text:span><text:span text:style-name="T129"><text:s text:c="2"/></text:span><text:span text:style-name="T133"><text:bookmark-ref text:reference-format="text" text:ref-name="__RefNumPara__4009_1271708128">Installatie uitvoeren</text:bookmark-ref></text:span><text:span text:style-name="T130">.</text:span></text:p>
      <text:p text:style-name="P26"/>
      <text:p text:style-name="P26"/>
      <text:list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56"><draw:control text:anchor-type="as-char" draw:z-index="4" draw:name="Vorm3_0" draw:style-name="gr1" draw:text-style-name="P9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56"><draw:control text:anchor-type="as-char" draw:z-index="5" draw:name="Vorm3_ 2" draw:style-name="gr1" draw:text-style-name="P9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42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90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8">gebruiker</text:span></text:span><text:span text:style-name="User_20_Entry"><text:span text:style-name="T101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4"><text:span text:style-name="Strong_20_Emphasis"><text:span text:style-name="T58"><draw:control text:anchor-type="as-char" draw:z-index="14" draw:name="Vorm4" draw:style-name="gr1" draw:text-style-name="P9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3" office:value-type="string">
            <text:p text:style-name="P79"><text:span text:style-name="Strong_20_Emphasis"><text:span text:style-name="T89">Typ: </text:span></text:span><text:span text:style-name="User_20_Entry"><text:span text:style-name="T12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4" office:value-type="string">
            <text:p text:style-name="P51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5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4"><text:span text:style-name="Strong_20_Emphasis"><text:span text:style-name="T58"><draw:control text:anchor-type="as-char" draw:z-index="15" draw:name="Vorm 3" draw:style-name="gr1" draw:text-style-name="P9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8"><draw:control text:anchor-type="as-char" draw:z-index="16" draw:name="Vorm 4" draw:style-name="gr1" draw:text-style-name="P90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0"><text:span text:style-name="Strong_20_Emphasis"><text:span text:style-name="T89">Typ: </text:span></text:span><text:span text:style-name="Strong_20_Emphasis"><text:span text:style-name="T12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4"/></text:span></text:p>
          </table:table-cell>
          <table:table-cell table:style-name="_31_._5f_Installatie_5f_voorbereiden.D7" office:value-type="string">
            <text:p text:style-name="P68"><text:span text:style-name="Strong_20_Emphasis"><text:span text:style-name="T53">Selecteer</text:span></text:span><text:span text:style-name="Strong_20_Emphasis"><text:span text:style-name="T46"> </text:span></text:span><text:span text:style-name="Strong_20_Emphasis"><text:span text:style-name="T78">1</text:span></text:span><text:span text:style-name="Strong_20_Emphasis"><text:span text:style-name="T66"> </text:span></text:span><text:span text:style-name="Strong_20_Emphasis"><text:span text:style-name="T67">Installatie voorbereide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5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171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87"><draw:control text:anchor-type="as-char" draw:z-index="26" draw:name="Vorm 14" draw:style-name="gr1" draw:text-style-name="P90" svg:width="0.35cm" svg:height="0.35cm" draw:control="control25"/></text:span></text:span></text:p>
          </table:table-cell>
          <table:table-cell table:style-name="_32_._5f_Installatie_5f_uitvoeren.C1" office:value-type="string">
            <text:p text:style-name="P74"><text:span text:style-name="T173">Start de computer op vanaf</text:span><text:span text:style-name="T173"><text:note text:id="ftn3" text:note-class="footnote"><text:note-citation>1</text:note-citation><text:note-body><text:p text:style-name="P70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7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7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7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7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7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7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7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7">F12</text:span></text:span><text:span text:style-name="User_20_Entry"><text:span text:style-name="T122">.</text:span></text:span></text:p></text:note-body></text:note></text:span><text:span text:style-name="T173"> </text:span><text:span text:style-name="T174">een </text:span><text:span text:style-name="Strong_20_Emphasis"><text:span text:style-name="T151"><text:user-field-get text:name="Distro">Rocky Linux</text:user-field-get></text:span></text:span><text:span text:style-name="T172"><text:s/></text:span><text:span text:style-name="T152"><text:user-field-get text:name="Version">8.10</text:user-field-get></text:span><text:span text:style-name="T152"><text:s/></text:span><text:span text:style-name="Strong_20_Emphasis"><text:span text:style-name="T153">Server</text:span></text:span><text:span text:style-name="Strong_20_Emphasis"><text:span text:style-name="T81"> </text:span></text:span><text:span text:style-name="Strong_20_Emphasis"><text:span text:style-name="T82">L</text:span></text:span><text:span text:style-name="T83">ive</text:span><text:span text:style-name="T83"><text:note text:id="ftn4" text:note-class="footnote"><text:note-citation>2</text:note-citation><text:note-body><text:p text:style-name="P67"><text:span text:style-name="T245">Vanaf ee</text:span>n <text:span text:style-name="T272">L</text:span>ive <text:span text:style-name="T271">USB</text:span><text:span text:style-name="T248">-stick</text:span><text:span text:style-name="T20"> </text:span>kunt <text:span text:style-name="T245">u opstarten en</text:span> <text:span text:style-name="T16">met </text:span><text:span text:style-name="Strong_20_Emphasis"><text:span text:style-name="T175"><text:user-field-get text:name="Distro">Rocky Linux</text:user-field-get></text:span></text:span><text:span text:style-name="Strong_20_Emphasis"><text:span text:style-name="T175"><text:s/></text:span></text:span>werken zonder enige bestanden op de harde schijf te wijzigen en maakt ook installatie van <text:span text:style-name="Strong_20_Emphasis"><text:span text:style-name="T175"><text:user-field-get text:name="Distro">Rocky Linux</text:user-field-get></text:span></text:span><text:span text:style-name="Strong_20_Emphasis"><text:span text:style-name="T175"><text:s/></text:span></text:span>mogelijk.</text:p></text:note-body></text:note></text:span><text:span text:style-name="T83"> </text:span><text:span text:style-name="T86">USB</text:span><text:span text:style-name="T84">-stick</text:span><text:span text:style-name="T84"><text:note text:id="ftn5" text:note-class="footnote"><text:note-citation>3</text:note-citation><text:note-body><text:p text:style-name="P73"><text:span text:style-name="Strong_20_Emphasis"><text:span text:style-name="T100">Maak een opstartbare USB-stick</text:span></text:span><text:span text:style-name="Strong_20_Emphasis"><text:span text:style-name="T96">:<text:line-break/></text:span></text:span><text:span text:style-name="Strong_20_Emphasis"><text:span text:style-name="T91">Download </text:span></text:span><text:span text:style-name="Strong_20_Emphasis"><text:span text:style-name="T92">een </text:span></text:span><text:span text:style-name="Strong_20_Emphasis"><text:span text:style-name="T102"><text:user-field-get text:name="Distro">Rocky Linux</text:user-field-get></text:span></text:span><text:span text:style-name="Strong_20_Emphasis"><text:span text:style-name="T102"><text:s/></text:span></text:span><text:span text:style-name="Strong_20_Emphasis"><text:span text:style-name="T104">8 - Boot ISO </text:span></text:span><text:span text:style-name="Strong_20_Emphasis"><text:span text:style-name="T97">CD</text:span></text:span><text:span text:style-name="Strong_20_Emphasis"><text:span text:style-name="T99">-beeldbestand</text:span></text:span><text:span text:style-name="Strong_20_Emphasis"><text:span text:style-name="T93"> </text:span></text:span><text:span text:style-name="Strong_20_Emphasis"><text:span text:style-name="T94">(.iso) </text:span></text:span><text:span text:style-name="Strong_20_Emphasis"><text:span text:style-name="T93">vanaf </text:span></text:span><text:a xlink:type="simple" xlink:href="https://rockylinux.org/nl/download" text:style-name="Internet_20_link" text:visited-style-name="Visited_20_Internet_20_Link"><text:span text:style-name="Strong_20_Emphasis"><text:span text:style-name="T247">rockylinux.org/nl/download</text:span></text:span></text:a><text:span text:style-name="Strong_20_Emphasis"><text:span text:style-name="T93">.</text:span></text:span><text:span text:style-name="Strong_20_Emphasis"><text:span text:style-name="T95"><text:line-break/>De </text:span></text:span><text:span text:style-name="Strong_20_Emphasis"><text:span text:style-name="T98">ver</text:span></text:span><text:span text:style-name="Strong_20_Emphasis"><text:span text:style-name="T95">volgstappen staan beschreven in </text:span></text:span><text:span text:style-name="Strong_20_Emphasis"><text:span text:style-name="T103">Linux informatie</text:span></text:span><text:span text:style-name="Strong_20_Emphasis"><text:span text:style-name="T95">, te vinden op </text:span></text:span><text:a xlink:type="simple" xlink:href="https://karelzimmer.nl/" text:style-name="Internet_20_link" text:visited-style-name="Visited_20_Internet_20_Link"><text:span text:style-name="Strong_20_Emphasis"><text:span text:style-name="T246">karelzimmer.nl</text:span></text:span></text:a><text:span text:style-name="Strong_20_Emphasis"><text:span text:style-name="T95">, onder </text:span></text:span><text:span text:style-name="Strong_20_Emphasis"><text:span text:style-name="T103">Linux</text:span></text:span><text:span text:style-name="Strong_20_Emphasis"><text:span text:style-name="T95">.</text:span></text:span></text:p></text:note-body></text:note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" office:value-type="string">
            <text:p text:style-name="P24"><text:span text:style-name="Strong_20_Emphasis"><text:span text:style-name="T53">Selecteer</text:span></text:span><text:span text:style-name="Strong_20_Emphasis"><text:span text:style-name="T39"> </text:span></text:span><text:span text:style-name="Strong_20_Emphasis"><text:span text:style-name="T27">Install</text:span></text:span><text:span text:style-name="Strong_20_Emphasis"><text:span text:style-name="T40"> </text:span></text:span><text:span text:style-name="Strong_20_Emphasis"><text:span text:style-name="T28"><text:user-field-get text:name="Distro">Rocky Linux</text:user-field-get></text:span></text:span><text:span text:style-name="Strong_20_Emphasis"><text:span text:style-name="T30"><text:s/></text:span></text:span><text:span text:style-name="Strong_20_Emphasis"><text:span text:style-name="T29"><text:user-field-get text:name="Version">8.10</text:user-field-get>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" office:value-type="string">
            <text:p text:style-name="P84"><text:span text:style-name="Strong_20_Emphasis"><text:span text:style-name="T36">Vul de installatieschermen in.</text:span></text:span><text:span text:style-name="T276"/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59"><text:span text:style-name="Strong_20_Emphasis"><text:span text:style-name="T88"><draw:control text:anchor-type="as-char" draw:z-index="28" draw:name="Vorm 13" draw:style-name="gr1" draw:text-style-name="P90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5"><text:span text:style-name="T197">Bij</text:span><text:span text:style-name="T198"> </text:span><text:span text:style-name="Strong_20_Emphasis"><text:span text:style-name="T199">WELCOME TO ROCKY LINUX 8.10</text:span></text:span><text:span text:style-name="Strong_20_Emphasis"><text:span text:style-name="T200"> select</text:span></text:span><text:span text:style-name="Strong_20_Emphasis"><text:span text:style-name="T201">eer</text:span></text:span><text:span text:style-name="Strong_20_Emphasis"><text:span text:style-name="T202"> </text:span></text:span><text:span text:style-name="Strong_20_Emphasis"><text:span text:style-name="T205">Nederlands</text:span></text:span><text:span text:style-name="Strong_20_Emphasis"><text:span text:style-name="T202"> en klik</text:span></text:span><text:span text:style-name="Strong_20_Emphasis"><text:span text:style-name="T203"> </text:span></text:span><text:span text:style-name="Strong_20_Emphasis"><text:span text:style-name="T202">op</text:span></text:span><text:span text:style-name="Strong_20_Emphasis"><text:span text:style-name="T204"> </text:span></text:span><text:span text:style-name="Strong_20_Emphasis"><text:span text:style-name="T196">Doorgaan</text:span></text:span><text:span text:style-name="Strong_20_Emphasis"><text:span text:style-name="T204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9"><text:span text:style-name="Strong_20_Emphasis"><text:span text:style-name="T44"><draw:control text:anchor-type="as-char" draw:z-index="21" draw:name="Vorm 10" draw:style-name="gr1" draw:text-style-name="P90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1"><text:span text:style-name="T186">Onder</text:span><text:span text:style-name="T182"> </text:span><text:span text:style-name="Strong_20_Emphasis"><text:span text:style-name="T186">GEBRUIKERSINSTELLINGEN </text:span></text:span><text:span text:style-name="T186">klik op </text:span><text:span text:style-name="T192">Gebruiker aanmaken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6"><text:span text:style-name="T275">Vul in </text:span><text:span text:style-name="Strong_20_Emphasis"><text:span text:style-name="T77">Volledige naam</text:span></text:span><text:span text:style-name="Strong_20_Emphasis"><text:span text:style-name="T61"> </text:span></text:span><text:span text:style-name="Definition"><text:span text:style-name="T9">gebruiker</text:span></text:span><text:span text:style-name="Strong_20_Emphasis"><text:span text:style-name="T62">, <text:line-break/></text:span></text:span><text:span text:style-name="Strong_20_Emphasis"><text:span text:style-name="T77">Gebruikersnaam</text:span></text:span><text:span text:style-name="Strong_20_Emphasis"><text:span text:style-name="T61"> </text:span></text:span><text:span text:style-name="Definition"><text:span text:style-name="T9">gebruikersnaam</text:span></text:span><text:span text:style-name="Strong_20_Emphasis"><text:span text:style-name="T61">,</text:span></text:span></text:p>
            <text:p text:style-name="P76"><text:span text:style-name="Strong_20_Emphasis"><text:span text:style-name="T65">vink aan </text:span></text:span><text:span text:style-name="Strong_20_Emphasis"><text:span text:style-name="T74">Maak deze gebruiker beheerder</text:span></text:span><text:span text:style-name="Strong_20_Emphasis"><text:span text:style-name="T65">,</text:span></text:span></text:p>
            <text:p text:style-name="P76"><text:span text:style-name="Strong_20_Emphasis"><text:span text:style-name="T63">en </text:span></text:span><text:span text:style-name="Strong_20_Emphasis"><text:span text:style-name="T64">g</text:span></text:span><text:span text:style-name="Strong_20_Emphasis"><text:span text:style-name="T65">eef tweemaal een </text:span></text:span><text:span text:style-name="Strong_20_Emphasis"><text:span text:style-name="T77">wachtwoord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7">Klik op <text:span text:style-name="T274">Klaar</text:span>.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9"><text:span text:style-name="Strong_20_Emphasis"><text:span text:style-name="T44"><draw:control text:anchor-type="as-char" draw:z-index="22" draw:name="Vorm 11" draw:style-name="gr1" draw:text-style-name="P90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189">O</text:span><text:span text:style-name="T186">nder </text:span><text:span text:style-name="T192">SOFTWARE</text:span><text:span text:style-name="T186"> </text:span><text:span text:style-name="T189">klik </text:span><text:span text:style-name="T186">op </text:span><text:span text:style-name="T192">Installatiebron</text:span><text:span text:style-name="T186"> en klik op </text:span><text:span text:style-name="T192">Klaar</text:span><text:span text:style-name="Strong_20_Emphasis"><text:span text:style-name="T178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9"><text:span text:style-name="Strong_20_Emphasis"><text:span text:style-name="T44"><draw:control text:anchor-type="as-char" draw:z-index="23" draw:name="Vorm 2" draw:style-name="gr1" draw:text-style-name="P90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189">O</text:span><text:span text:style-name="T186">nder </text:span><text:span text:style-name="T192">SYSTEEM</text:span><text:span text:style-name="T186"> </text:span><text:span text:style-name="T189">klik </text:span><text:span text:style-name="T186">op </text:span><text:span text:style-name="T192">Installatiebestemming</text:span><text:span text:style-name="Strong_20_Emphasis"><text:span text:style-name="T178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8"><text:span text:style-name="T40">Controleer </text:span><text:span text:style-name="T41">de </text:span><text:span text:style-name="T73">Apparaatselectie </text:span><text:span text:style-name="T40">en klik op </text:span><text:span text:style-name="T72">Klaar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9"><text:span text:style-name="Strong_20_Emphasis"><text:span text:style-name="T44"><draw:control text:anchor-type="as-char" draw:z-index="24" draw:name="Vorm 12" draw:style-name="gr1" draw:text-style-name="P90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189">O</text:span><text:span text:style-name="T186">nder </text:span><text:span text:style-name="T192">SYSTEEM</text:span><text:span text:style-name="T186"> </text:span><text:span text:style-name="T189">klik </text:span><text:span text:style-name="T186">op </text:span><text:span text:style-name="T192">Netwerk &amp; hostnaam</text:span><text:span text:style-name="Strong_20_Emphasis"><text:span text:style-name="T178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8" office:value-type="string">
            <text:p text:style-name="P16"><text:span text:style-name="T191">Verplaats</text:span><text:span text:style-name="T187"> </text:span><text:span text:style-name="T190">de </text:span><text:span text:style-name="T187">schuif</text:span><text:span text:style-name="T190">regelaar</text:span><text:span text:style-name="T187"> achter de netwerkadapter </text:span><text:span text:style-name="T190">van </text:span><text:span text:style-name="T195">UIT</text:span><text:span text:style-name="T190"> naar</text:span><text:span text:style-name="T187"> </text:span><text:span text:style-name="T193">AAN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8" office:value-type="string">
            <text:p text:style-name="P12"><text:span text:style-name="T185">V</text:span><text:span text:style-name="T183">ul </text:span><text:span text:style-name="T184">in </text:span><text:span text:style-name="Strong_20_Emphasis"><text:span text:style-name="T187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177"> </text:span></text:span><text:span text:style-name="Strong_20_Emphasis"><text:span text:style-name="T179">en klik op </text:span></text:span><text:span text:style-name="Strong_20_Emphasis"><text:span text:style-name="T193">Toepassen</text:span></text:span><text:span text:style-name="Strong_20_Emphasis"><text:span text:style-name="T179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8" office:value-type="string">
            <text:p text:style-name="P12"><text:span text:style-name="T187">K</text:span><text:span text:style-name="T186">lik op </text:span><text:span text:style-name="T192">Klaar</text:span><text:span text:style-name="Strong_20_Emphasis"><text:span text:style-name="T178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8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9"><text:span text:style-name="Strong_20_Emphasis"><text:span text:style-name="T44"><draw:control text:anchor-type="as-char" draw:z-index="25" draw:name="Vorm 1" draw:style-name="gr1" draw:text-style-name="P90" svg:width="0.35cm" svg:height="0.35cm" draw:control="control24"/></text:span></text:span></text:p>
          </table:table-cell>
          <table:table-cell table:style-name="_32_._5f_Installatie_5f_uitvoeren.C18" office:value-type="string">
            <text:p text:style-name="P13"><text:span text:style-name="T189">O</text:span><text:span text:style-name="T186">nder </text:span><text:span text:style-name="T192">SOFTWARE</text:span><text:span text:style-name="T186"> </text:span><text:span text:style-name="T189">klik </text:span><text:span text:style-name="T186">op </text:span><text:span text:style-name="T194">Software selectie</text:span><text:span text:style-name="Strong_20_Emphasis"><text:span text:style-name="T178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3" office:value-type="string">
            <text:p text:style-name="P12"><text:span text:style-name="T188">Selecteer </text:span><text:span text:style-name="T194">Server</text:span><text:span text:style-name="T188"> en klik op </text:span><text:span text:style-name="T194">Klaar</text:span><text:span text:style-name="Strong_20_Emphasis"><text:span text:style-name="T176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9"><text:span text:style-name="Strong_20_Emphasis"><text:span text:style-name="T44"><draw:control text:anchor-type="as-char" draw:z-index="27" draw:name="Vorm 15" draw:style-name="gr1" draw:text-style-name="P90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14"><text:span text:style-name="Strong_20_Emphasis"><text:span text:style-name="T206">Klik op </text:span></text:span><text:span text:style-name="Strong_20_Emphasis"><text:span text:style-name="T207">Begin installatie</text:span></text:span><text:span text:style-name="Strong_20_Emphasis"><text:span text:style-name="T178">.</text:span></text:span></text:p>
          </table:table-cell>
        </table:table-row>
      </table:table>
      <text:p text:style-name="P45"><text:span text:style-name="Strong_20_Emphasis"><text:span text:style-name="T59"/></text:span></text:p>
      <text:list text:continue-numbering="true" text:style-name="L1">
        <text:list-item>
          <text:p text:style-name="P83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46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8"><draw:control text:anchor-type="as-char" draw:z-index="2" draw:name="Vorm24" draw:style-name="gr1" draw:text-style-name="P9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8">Aanmelden als </text:span></text:span><text:span text:style-name="Definition"><text:span text:style-name="T9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66"><text:span text:style-name="Strong_20_Emphasis"><text:span text:style-name="T60"/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57"><draw:control text:anchor-type="as-char" draw:z-index="7" draw:name="Vorm13_1" draw:style-name="gr1" draw:text-style-name="P90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5"><text:span text:style-name="Strong_20_Emphasis"><text:span text:style-name="T25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4"><text:span text:style-name="Strong_20_Emphasis"><text:span text:style-name="T58"><draw:control text:anchor-type="as-char" draw:z-index="17" draw:name="Vorm 5" draw:style-name="gr1" draw:text-style-name="P90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79"><text:span text:style-name="Strong_20_Emphasis"><text:span text:style-name="T89">Typ: </text:span></text:span><text:span text:style-name="User_20_Entry"><text:span text:style-name="T12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5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3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4"><text:span text:style-name="Strong_20_Emphasis"><text:span text:style-name="T58"><draw:control text:anchor-type="as-char" draw:z-index="18" draw:name="Vorm 7" draw:style-name="gr1" draw:text-style-name="P90" svg:width="0.35cm" svg:height="0.35cm" draw:control="control17"/></text:span></text:span></text:p>
          </table:table-cell>
          <table:table-cell table:style-name="_33_._5f_Installatie_5f_afronden.C8" office:value-type="string">
            <text:p text:style-name="P81"><text:span text:style-name="Strong_20_Emphasis"><text:span text:style-name="T89">Typ: </text:span></text:span><text:span text:style-name="Strong_20_Emphasis"><text:span text:style-name="T126">kz menu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4"/></text:span></text:p>
          </table:table-cell>
          <table:table-cell table:style-name="_33_._5f_Installatie_5f_afronden.C9" office:value-type="string">
            <text:p text:style-name="P69"><text:span text:style-name="Strong_20_Emphasis"><text:span text:style-name="T53">Selecteer</text:span></text:span><text:span text:style-name="Strong_20_Emphasis"><text:span text:style-name="T48"> </text:span></text:span><text:span text:style-name="Strong_20_Emphasis"><text:span text:style-name="T79">3</text:span></text:span><text:span text:style-name="Strong_20_Emphasis"><text:span text:style-name="T68"> </text:span></text:span><text:span text:style-name="Strong_20_Emphasis"><text:span text:style-name="T69">Installatie</text:span></text:span><text:span text:style-name="Strong_20_Emphasis"><text:span text:style-name="T70"> </text:span></text:span><text:span text:style-name="Strong_20_Emphasis"><text:span text:style-name="T71">afronde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0" office:value-type="string">
            <text:p text:style-name="P5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6"><text:span text:style-name="Strong_20_Emphasis"><text:span text:style-name="T38"><text:tab/></text:span></text:span></text:p>
      <text:p text:style-name="P47"><text:span text:style-name="Strong_20_Emphasis"><text:span text:style-name="T49"/></text:span></text:p>
      <text:p text:style-name="P48"><text:span text:style-name="Strong_20_Emphasis"><text:span text:style-name="T46"/></text:span></text:p>
      <text:list text:continue-numbering="true" text:style-name="L1">
        <text:list-item>
          <text:p text:style-name="P87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8"><draw:control text:anchor-type="as-char" draw:z-index="3" draw:name="Vorm40_0" draw:style-name="gr1" draw:text-style-name="P90" svg:width="0.35cm" svg:height="0.35cm" draw:control="control2"/></text:span></text:span></text:p>
          </table:table-cell>
          <table:table-cell table:style-name="Tabel2.A1" office:value-type="string">
            <text:p text:style-name="P62"><text:span text:style-name="Strong_20_Emphasis"><text:span text:style-name="T58"><draw:control text:anchor-type="as-char" draw:z-index="6" draw:name="Vorm40_ 1" draw:style-name="gr1" draw:text-style-name="P90" svg:width="0.35cm" svg:height="0.35cm" draw:control="control5"/></text:span></text:span></text:p>
          </table:table-cell>
          <table:table-cell table:style-name="Tabel2.D1" office:value-type="string">
            <text:p text:style-name="P20"><text:span text:style-name="Strong_20_Emphasis"><text:span text:style-name="T38">Aanmelden als </text:span></text:span><text:span text:style-name="Definition"><text:span text:style-name="T9">gebruiker</text:span></text:span><text:span text:style-name="Strong_20_Emphasis"><text:span text:style-name="T50"><text:note text:id="ftn6" text:note-class="footnote"><text:note-citation>1</text:note-citation><text:note-body><text:p text:style-name="P56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9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8"><text:span text:style-name="Strong_20_Emphasis"><text:span text:style-name="T57"><draw:control text:anchor-type="as-char" draw:z-index="8" draw:name="Vorm13_ 1" draw:style-name="gr1" draw:text-style-name="P90" svg:width="0.35cm" svg:height="0.35cm" draw:control="control7"/></text:span></text:span></text:p>
          </table:table-cell>
          <table:table-cell table:style-name="Tabel2.D2" office:value-type="string">
            <text:p text:style-name="P25"><text:span text:style-name="Strong_20_Emphasis"><text:span text:style-name="T26">Doorloop de welkomstschermen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58"><draw:control text:anchor-type="as-char" draw:z-index="19" draw:name="Vorm 8" draw:style-name="gr1" draw:text-style-name="P90" svg:width="0.35cm" svg:height="0.35cm" draw:control="control18"/></text:span></text:span></text:p>
          </table:table-cell>
          <table:table-cell table:style-name="Tabel2.A1" office:value-type="string">
            <text:p text:style-name="P65"><text:span text:style-name="Strong_20_Emphasis"><text:span text:style-name="T58"><draw:control text:anchor-type="as-char" draw:z-index="20" draw:name="Vorm 9" draw:style-name="gr1" draw:text-style-name="P90" svg:width="0.35cm" svg:height="0.35cm" draw:control="control19"/></text:span></text:span></text:p>
          </table:table-cell>
          <table:table-cell table:style-name="Tabel2.D5" office:value-type="string">
            <text:p text:style-name="P81"><text:span text:style-name="Strong_20_Emphasis"><text:span text:style-name="T89">Typ: </text:span></text:span><text:span text:style-name="Strong_20_Emphasis"><text:span text:style-name="T126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23"><text:span text:style-name="Strong_20_Emphasis"><text:span text:style-name="T53">Selecteer</text:span></text:span><text:span text:style-name="Strong_20_Emphasis"><text:span text:style-name="T48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5">Gebruiker inrichten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7" office:value-type="string">
            <text:p text:style-name="P5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9"><text:span text:style-name="Strong_20_Emphasis"><text:span text:style-name="T51"/></text:span></text:p>
      <text:p text:style-name="P40"/>
      <text:p text:style-name="P41"><text:span text:style-name="T134">E</text:span><text:span text:style-name="T135">inde c</text:span><text:span text:style-name="T136">hecklist, </text:span><text:span text:style-name="T137">d</text:span><text:span text:style-name="T136">e installatie van </text:span><text:span text:style-name="Strong_20_Emphasis"><text:span text:style-name="T149"><text:user-field-get text:name="Distro">Rocky Linux</text:user-field-get></text:span></text:span><text:span text:style-name="T138"><text:s/></text:span><text:span text:style-name="T139"><text:user-field-get text:name="Version">8.10</text:user-field-get></text:span><text:span text:style-name="T139"><text:s/></text:span><text:span text:style-name="Strong_20_Emphasis"><text:span text:style-name="T150">Server</text:span></text:span><text:span text:style-name="Strong_20_Emphasis"><text:span text:style-name="T80"> </text:span></text:span><text:span text:style-name="T136">is voltooid.</text:span></text:p>
      <text:p text:style-name="P8"/>
      <text:list text:style-name="L2">
        <text:list-header>
          <text:p text:style-name="P88"><text:span text:style-name="Emphasis"><text:span text:style-name="T26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5">.</text:span></text:span></text:p>
          <text:p text:style-name="P89"><text:span text:style-name="Emphasis"><text:span text:style-name="T267">Licentie </text:span></text:span><text:span text:style-name="Emphasis"><text:span text:style-name="T265">C</text:span></text:span><text:span text:style-name="Emphasis"><text:span text:style-name="T266">C0</text:span></text:span><text:span text:style-name="Emphasis"><text:span text:style-name="T265"> 1.0 </text:span></text:span><text:span text:style-name="Emphasis"><text:span text:style-name="T26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2"><text:s/></text:span></text:span><text:span text:style-name="Emphasis"><text:span text:style-name="T26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29T14:23:56.504321917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3:56.341585160</dc:date>
    <meta:keyword>Installatie</meta:keyword>
    <meta:keyword>Checklist</meta:keyword>
    <meta:keyword>Linux</meta:keyword>
    <meta:editing-cycles>6940</meta:editing-cycles>
    <meta:editing-duration>P12DT9H54M40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6" meta:word-count="445" meta:character-count="3127" meta:non-whitespace-character-count="2714"/>
    <meta:user-defined meta:name="Info 1"/>
    <meta:user-defined meta:name="Info 2"/>
    <meta:user-defined meta:name="Info 3"/>
    <meta:user-defined meta:name="Info 4"/>
  </office:meta>
</office:document-meta>
</file>